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ＭＳ 明朝'" style:font-family-generic="modern"/>
    <style:font-face style:name="Microsoft YaHei" svg:font-family="'Microsoft YaHei'" style:font-family-generic="system" style:font-pitch="variable"/>
    <style:font-face style:name="Monotype Sorts" svg:font-family="'Monotype Sorts', 'Times New Roman'" style:font-family-generic="roman"/>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margin-top="0cm" fo:margin-bottom="0.212cm" style:contextual-spacing="false"/>
      <style:text-properties style:font-name-asian="Arial2" style:font-size-complex="12pt"/>
    </style:style>
    <style:style style:name="P2" style:family="paragraph" style:parent-style-name="Footer">
      <style:paragraph-properties fo:margin-top="0cm" fo:margin-bottom="0.212cm" style:contextual-spacing="false"/>
    </style:style>
    <style:style style:name="P3" style:family="paragraph" style:parent-style-name="Contents_20_1">
      <style:text-properties fo:language="gl" fo:country="ES"/>
    </style:style>
    <style:style style:name="P4" style:family="paragraph" style:parent-style-name="Contents_20_2">
      <style:text-properties fo:language="gl" fo:country="ES"/>
    </style:style>
    <style:style style:name="P5" style:family="paragraph" style:parent-style-name="Standard">
      <style:text-properties fo:language="gl" fo:country="ES"/>
    </style:style>
    <style:style style:name="P6" style:family="paragraph" style:parent-style-name="Standard">
      <style:paragraph-properties fo:line-height="150%"/>
      <style:text-properties fo:language="gl" fo:country="ES" fo:font-weight="bold" style:font-weight-asian="bold" style:font-name-complex="Arial2" style:font-size-complex="12pt" style:font-weight-complex="bold"/>
    </style:style>
    <style:style style:name="P7" style:family="paragraph" style:parent-style-name="Standard">
      <style:paragraph-properties fo:line-height="150%">
        <style:tab-stops>
          <style:tab-stop style:position="1.905cm"/>
        </style:tab-stops>
      </style:paragraph-properties>
      <style:text-properties fo:language="gl" fo:country="ES" style:font-name-complex="Arial2" style:font-size-complex="12pt" style:font-weight-complex="bold"/>
    </style:style>
    <style:style style:name="P8" style:family="paragraph" style:parent-style-name="Standard">
      <style:paragraph-properties fo:margin-left="3.175cm" fo:margin-right="0cm" fo:line-height="150%" fo:text-indent="0cm" style:auto-text-indent="false">
        <style:tab-stops>
          <style:tab-stop style:position="6.35cm"/>
        </style:tab-stops>
      </style:paragraph-properties>
      <style:text-properties fo:language="gl" fo:country="ES" style:font-name-complex="Arial2" style:font-size-complex="12pt" style:font-weight-complex="bold"/>
    </style:style>
    <style:style style:name="P9" style:family="paragraph" style:parent-style-name="Standard">
      <style:paragraph-properties fo:line-height="150%"/>
      <style:text-properties fo:language="gl" fo:country="ES" style:font-name-complex="Arial2" style:font-size-complex="12pt"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ext-properties fo:language="gl" fo:country="ES" style:font-name-complex="Arial2" style:font-size-complex="12pt" style:font-weight-complex="bold"/>
    </style:style>
    <style:style style:name="P11" style:family="paragraph" style:parent-style-name="Standard">
      <style:paragraph-properties fo:line-height="150%">
        <style:tab-stops>
          <style:tab-stop style:position="3.175cm"/>
        </style:tab-stops>
      </style:paragraph-properties>
      <style:text-properties fo:language="gl" fo:country="ES" style:font-name-complex="Arial2" style:font-size-complex="12pt" style:font-weight-complex="bold"/>
    </style:style>
    <style:style style:name="P12" style:family="paragraph" style:parent-style-name="Standard">
      <style:paragraph-properties fo:margin-left="4.445cm" fo:margin-right="0cm" fo:line-height="150%" fo:text-indent="0cm" style:auto-text-indent="false">
        <style:tab-stops>
          <style:tab-stop style:position="8.89cm"/>
        </style:tab-stops>
      </style:paragraph-properties>
      <style:text-properties fo:language="gl" fo:country="ES" style:font-name-complex="Arial2" style:font-size-complex="12pt" style:font-weight-complex="bold"/>
    </style:style>
    <style:style style:name="P13" style:family="paragraph" style:parent-style-name="Standard">
      <style:paragraph-properties fo:line-height="150%">
        <style:tab-stops>
          <style:tab-stop style:position="0.635cm"/>
        </style:tab-stops>
      </style:paragraph-properties>
      <style:text-properties fo:language="gl" fo:country="ES" fo:font-weight="normal" style:font-weight-asian="normal" style:font-name-complex="Arial2" style:font-size-complex="12pt" style:font-weight-complex="normal"/>
    </style:style>
    <style:style style:name="P14" style:family="paragraph" style:parent-style-name="Standard">
      <style:paragraph-properties style:snap-to-layout-grid="false"/>
      <style:text-properties fo:font-size="26pt" fo:language="gl" fo:country="ES" fo:font-weight="bold" style:font-size-asian="26pt" style:font-weight-asian="bold"/>
    </style:style>
    <style:style style:name="P15" style:family="paragraph" style:parent-style-name="Standard">
      <style:text-properties fo:font-size="26pt" fo:language="gl" fo:country="ES" fo:font-weight="bold" style:font-size-asian="26pt" style:font-weight-asian="bold"/>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margin-left="1.27cm" fo:margin-right="0cm" fo:line-height="150%" fo:text-align="center" style:justify-single-word="false" fo:text-indent="0cm" style:auto-text-indent="false"/>
    </style:style>
    <style:style style:name="P18" style:family="paragraph" style:parent-style-name="Standard">
      <style:paragraph-properties fo:line-height="150%">
        <style:tab-stops>
          <style:tab-stop style:position="3.175cm"/>
        </style:tab-stops>
      </style:paragraph-properties>
    </style:style>
    <style:style style:name="P19" style:family="paragraph" style:parent-style-name="Standard">
      <style:paragraph-properties fo:margin-left="3.175cm" fo:margin-right="0cm" fo:line-height="150%" fo:text-indent="0cm" style:auto-text-indent="false">
        <style:tab-stops>
          <style:tab-stop style:position="3.175cm"/>
        </style:tab-stops>
      </style:paragraph-properties>
    </style:style>
    <style:style style:name="P20" style:family="paragraph" style:parent-style-name="Standard">
      <style:paragraph-properties fo:line-height="150%" fo:text-align="start" style:justify-single-word="false"/>
    </style:style>
    <style:style style:name="P21" style:family="paragraph" style:parent-style-name="Standard">
      <style:paragraph-properties fo:margin-left="1.27cm" fo:margin-right="0cm" fo:line-height="150%" fo:text-align="start" style:justify-single-word="false" fo:text-indent="0cm" style:auto-text-indent="false"/>
    </style:style>
    <style:style style:name="P22" style:family="paragraph" style:parent-style-name="Standard" style:master-page-name="Convertir_20_1">
      <style:paragraph-properties fo:line-height="150%" style:page-number="auto"/>
      <style:text-properties fo:language="gl" fo:country="ES" fo:font-weight="bold" style:font-weight-asian="bold" style:font-name-complex="Arial2" style:font-size-complex="12pt" style:font-weight-complex="bold"/>
    </style:style>
    <style:style style:name="P23" style:family="paragraph" style:parent-style-name="Standard" style:list-style-name="WW8Num2">
      <style:paragraph-properties fo:line-height="150%">
        <style:tab-stops>
          <style:tab-stop style:position="0.635cm"/>
        </style:tab-stops>
      </style:paragraph-properties>
      <style:text-properties fo:language="gl" fo:country="ES" fo:font-weight="bold" style:font-weight-asian="bold" style:font-name-complex="Arial2" style:font-size-complex="12pt" style:font-weight-complex="bold"/>
    </style:style>
    <style:style style:name="P24" style:family="paragraph" style:parent-style-name="Standard" style:list-style-name="WW8Num3">
      <style:paragraph-properties fo:line-height="150%">
        <style:tab-stops>
          <style:tab-stop style:position="0.635cm"/>
        </style:tab-stops>
      </style:paragraph-properties>
      <style:text-properties fo:language="gl" fo:country="ES" fo:font-weight="bold" style:font-weight-asian="bold" style:font-name-complex="Arial2" style:font-size-complex="12pt" style:font-weight-complex="bold"/>
    </style:style>
    <style:style style:name="P25" style:family="paragraph" style:parent-style-name="Standard" style:list-style-name="WW8Num5">
      <style:paragraph-properties fo:line-height="150%">
        <style:tab-stops>
          <style:tab-stop style:position="0.635cm"/>
        </style:tab-stops>
      </style:paragraph-properties>
      <style:text-properties fo:language="gl" fo:country="ES" fo:font-weight="bold" style:font-weight-asian="bold" style:font-name-complex="Arial2" style:font-size-complex="12pt" style:font-weight-complex="bold"/>
    </style:style>
    <style:style style:name="P26" style:family="paragraph" style:parent-style-name="Standard" style:list-style-name="WW8Num3">
      <style:paragraph-properties fo:line-height="150%">
        <style:tab-stops>
          <style:tab-stop style:position="3.175cm"/>
        </style:tab-stops>
      </style:paragraph-properties>
      <style:text-properties fo:language="gl" fo:country="ES" fo:font-weight="bold" style:font-weight-asian="bold" style:font-name-complex="Arial2" style:font-size-complex="12pt" style:font-weight-complex="bold"/>
    </style:style>
    <style:style style:name="P27" style:family="paragraph" style:parent-style-name="Standard" style:list-style-name="WW8Num2">
      <style:paragraph-properties fo:line-height="150%">
        <style:tab-stops>
          <style:tab-stop style:position="1.905cm"/>
        </style:tab-stops>
      </style:paragraph-properties>
      <style:text-properties fo:language="gl" fo:country="ES" style:font-name-complex="Arial2" style:font-size-complex="12pt" style:font-weight-complex="bold"/>
    </style:style>
    <style:style style:name="P28" style:family="paragraph" style:parent-style-name="Standard" style:list-style-name="WW8Num3">
      <style:paragraph-properties fo:line-height="150%">
        <style:tab-stops>
          <style:tab-stop style:position="1.905cm"/>
        </style:tab-stops>
      </style:paragraph-properties>
      <style:text-properties fo:language="gl" fo:country="ES" style:font-name-complex="Arial2" style:font-size-complex="12pt" style:font-weight-complex="bold"/>
    </style:style>
    <style:style style:name="P29" style:family="paragraph" style:parent-style-name="Standard" style:list-style-name="WW8Num5">
      <style:paragraph-properties fo:line-height="150%">
        <style:tab-stops>
          <style:tab-stop style:position="1.905cm"/>
        </style:tab-stops>
      </style:paragraph-properties>
      <style:text-properties fo:language="gl" fo:country="ES" style:font-name-complex="Arial2" style:font-size-complex="12pt" style:font-weight-complex="bold"/>
    </style:style>
    <style:style style:name="P30" style:family="paragraph" style:parent-style-name="Standard" style:list-style-name="WW8Num6">
      <style:paragraph-properties fo:line-height="150%">
        <style:tab-stops>
          <style:tab-stop style:position="1.905cm"/>
        </style:tab-stops>
      </style:paragraph-properties>
      <style:text-properties fo:language="gl" fo:country="ES" style:font-name-complex="Arial2" style:font-size-complex="12pt" style:font-weight-complex="bold"/>
    </style:style>
    <style:style style:name="P31" style:family="paragraph" style:parent-style-name="Standard" style:list-style-name="WW8Num3">
      <style:paragraph-properties fo:line-height="150%">
        <style:tab-stops>
          <style:tab-stop style:position="3.175cm"/>
        </style:tab-stops>
      </style:paragraph-properties>
      <style:text-properties fo:language="gl" fo:country="ES" style:font-name-complex="Arial2" style:font-size-complex="12pt" style:font-weight-complex="bold"/>
    </style:style>
    <style:style style:name="P32" style:family="paragraph" style:parent-style-name="Standard" style:list-style-name="WW8Num4">
      <style:paragraph-properties fo:line-height="150%">
        <style:tab-stops>
          <style:tab-stop style:position="3.175cm"/>
        </style:tab-stops>
      </style:paragraph-properties>
      <style:text-properties fo:language="gl" fo:country="ES" style:font-name-complex="Arial2" style:font-size-complex="12pt" style:font-weight-complex="bold"/>
    </style:style>
    <style:style style:name="P33" style:family="paragraph" style:parent-style-name="Standard" style:list-style-name="WW8Num5">
      <style:paragraph-properties fo:line-height="150%">
        <style:tab-stops>
          <style:tab-stop style:position="3.175cm"/>
        </style:tab-stops>
      </style:paragraph-properties>
      <style:text-properties fo:language="gl" fo:country="ES" style:font-name-complex="Arial2" style:font-size-complex="12pt" style:font-weight-complex="bold"/>
    </style:style>
    <style:style style:name="P34" style:family="paragraph" style:parent-style-name="Standard" style:list-style-name="WW8Num5">
      <style:paragraph-properties fo:line-height="150%">
        <style:tab-stops>
          <style:tab-stop style:position="4.445cm"/>
        </style:tab-stops>
      </style:paragraph-properties>
      <style:text-properties fo:language="gl" fo:country="ES" style:font-name-complex="Arial2" style:font-size-complex="12pt" style:font-weight-complex="bold"/>
    </style:style>
    <style:style style:name="P35" style:family="paragraph" style:parent-style-name="Standard" style:list-style-name="WW8Num6">
      <style:paragraph-properties fo:line-height="150%">
        <style:tab-stops>
          <style:tab-stop style:position="0.635cm"/>
        </style:tab-stops>
      </style:paragraph-properties>
      <style:text-properties fo:language="gl" fo:country="ES" style:font-name-complex="Arial2" style:font-size-complex="12pt" style:font-weight-complex="bold"/>
    </style:style>
    <style:style style:name="P36" style:family="paragraph" style:parent-style-name="Standard" style:list-style-name="WW8Num6">
      <style:paragraph-properties fo:margin-top="0cm" fo:margin-bottom="0.212cm" style:contextual-spacing="false" fo:line-height="150%">
        <style:tab-stops>
          <style:tab-stop style:position="1.905cm"/>
        </style:tab-stops>
      </style:paragraph-properties>
      <style:text-properties fo:language="gl" fo:country="ES"/>
    </style:style>
    <style:style style:name="P37" style:family="paragraph" style:parent-style-name="Standard" style:list-style-name="WW8Num3">
      <style:paragraph-properties fo:line-height="150%">
        <style:tab-stops>
          <style:tab-stop style:position="3.175cm"/>
        </style:tab-stops>
      </style:paragraph-properties>
    </style:style>
    <style:style style:name="P38" style:family="paragraph" style:parent-style-name="Standard" style:list-style-name="WW8Num4">
      <style:paragraph-properties fo:line-height="150%">
        <style:tab-stops>
          <style:tab-stop style:position="3.175cm"/>
        </style:tab-stops>
      </style:paragraph-properties>
    </style:style>
    <style:style style:name="P39" style:family="paragraph" style:parent-style-name="Standard" style:list-style-name="WW8Num5">
      <style:paragraph-properties fo:line-height="150%">
        <style:tab-stops>
          <style:tab-stop style:position="3.175cm"/>
        </style:tab-stops>
      </style:paragraph-properties>
    </style:style>
    <style:style style:name="P40" style:family="paragraph" style:parent-style-name="Standard" style:list-style-name="WW8Num6">
      <style:paragraph-properties fo:line-height="150%">
        <style:tab-stops>
          <style:tab-stop style:position="3.175cm"/>
        </style:tab-stops>
      </style:paragraph-properties>
    </style:style>
    <style:style style:name="P41"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style>
    <style:style style:name="P4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7" style:family="paragraph">
      <loext:graphic-properties draw:fill="none" draw:fill-color="#ffffff"/>
      <style:paragraph-properties fo:margin-left="0cm" fo:margin-right="0cm" fo:margin-top="0cm" fo:margin-bottom="0cm" fo:line-height="100%" fo:text-align="start" fo:text-indent="0cm" loext:tab-stop-distance="0cm">
        <style:tab-stops>
          <style:tab-stop style:position="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49"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loext:tab-stop-distance="0cm">
        <style:tab-stops>
          <style:tab-stop style:position="0cm"/>
        </style:tab-stops>
      </style:paragraph-properties>
    </style:style>
    <style:style style:name="P52" style:family="paragraph">
      <loext:graphic-properties draw:fill="none" draw:fill-color="#ffffff"/>
      <style:paragraph-properties fo:margin-left="0cm" fo:margin-right="0cm" fo:margin-top="0cm" fo:margin-bottom="0cm" fo:line-height="100%" fo:text-indent="0cm" loext:tab-stop-distance="0cm">
        <style:tab-stops>
          <style:tab-stop style:position="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54"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7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bold" style:text-underline-color="font-color" fo:font-weight="bold" style:letter-kerning="true" style:font-name-asian="Microsoft YaHei" style:font-size-asian="12pt" style:font-style-asian="normal" style:font-weight-asian="bold" style:font-name-complex="Arial3" style:font-size-complex="12pt" style:font-style-complex="normal" style:font-weight-complex="bold"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bold" style:text-underline-color="font-color" fo:font-weight="bold" style:letter-kerning="true" style:font-name-asian="Microsoft YaHei" style:font-size-asian="12pt" style:font-style-asian="normal" style:font-weight-asian="bold" style:font-name-complex="Arial3" style:font-size-complex="12pt" style:font-style-complex="normal" style:font-weight-complex="bold" style:text-emphasize="none" style:font-relief="none" style:text-overline-style="none" style:text-overline-color="font-color"/>
    </style:style>
    <style:style style:name="T1" style:family="text">
      <style:text-properties fo:language="gl" fo:country="ES" fo:font-weight="bold" style:font-weight-asian="bold" style:font-name-complex="Arial2" style:font-size-complex="12pt" style:font-weight-complex="bold"/>
    </style:style>
    <style:style style:name="T2" style:family="text">
      <style:text-properties fo:language="gl" fo:country="ES" style:font-name-complex="Arial2" style:font-size-complex="12pt" style:font-weight-complex="bold"/>
    </style:style>
    <style:style style:name="T3" style:family="text">
      <style:text-properties fo:language="gl" fo:country="ES" officeooo:rsid="002d6974" style:font-name-complex="Arial2" style:font-size-complex="12pt" style:font-weight-complex="bold"/>
    </style:style>
    <style:style style:name="T4" style:family="text">
      <style:text-properties fo:language="gl" fo:country="ES" style:text-underline-style="solid" style:text-underline-width="auto" style:text-underline-color="font-color" fo:font-weight="bold" style:font-weight-asian="bold" style:font-name-complex="Arial2" style:font-size-complex="12pt" style:font-weight-complex="bold"/>
    </style:style>
    <style:style style:name="T5" style:family="text">
      <style:text-properties fo:language="gl" fo:country="ES" fo:font-style="italic" style:font-style-asian="italic" style:font-name-complex="Arial2" style:font-size-complex="12pt" style:font-style-complex="italic" style:font-weight-complex="bold"/>
    </style:style>
    <style:style style:name="T6" style:family="text">
      <style:text-properties fo:language="gl" fo:country="ES" style:font-name-asian="Arial2" style:font-name-complex="Arial2" style:font-size-complex="12pt" style:font-weight-complex="bold"/>
    </style:style>
    <style:style style:name="T7" style:family="text">
      <style:text-properties officeooo:rsid="00200266"/>
    </style:style>
    <style:style style:name="T8" style:family="text">
      <style:text-properties officeooo:rsid="0021d7c6"/>
    </style:style>
    <style:style style:name="T9" style:family="text">
      <style:text-properties style:use-window-font-color="true" loext:opacity="0%" style:text-outline="false" style:text-line-through-style="none" style:text-line-through-type="none" style:font-name="Arial" fo:font-size="10pt" fo:language="gl" fo:country="ES"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Lucida Sans Unicode" style:font-size-asian="18pt" style:font-style-asian="normal" style:font-weight-asian="bold" style:font-name-complex="Tahoma1" style:font-size-complex="18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Arial" fo:font-size="10pt" fo:font-style="normal" fo:text-shadow="none" style:text-underline-style="dotted" style:text-underline-width="bold" style:text-underline-color="font-color" fo:font-weight="bold" style:letter-kerning="true" style:font-name-asian="Lucida Sans Unicode" style:font-size-asian="18pt" style:font-style-asian="normal" style:font-weight-asian="bold" style:font-name-complex="Tahoma1" style:font-size-complex="18pt" style:font-style-complex="normal" style:font-weight-complex="bold"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loext:opacity="0%" style:text-outline="false" style:text-line-through-style="none" style:text-line-through-type="none" style:font-name="Arial" fo:font-size="10pt" fo:font-style="normal" fo:text-shadow="none" style:text-underline-style="dotted" style:text-underline-width="bold" style:text-underline-color="font-color"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loext:opacity="0%" style:text-outline="false" style:text-line-through-style="none" style:text-line-through-type="none" style:font-name="Arial" fo:font-size="10pt" fo:language="es" fo:country="ES"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bold" style:text-underline-color="font-color"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bold" style:text-underline-color="font-color" fo:font-weight="bold" style:letter-kerning="true" style:font-name-asian="Microsoft YaHei" style:font-size-asian="12pt" style:font-style-asian="normal" style:font-weight-asian="bold" style:font-name-complex="Arial3" style:font-size-complex="12pt" style:font-style-complex="normal" style:font-weight-complex="bold" style:text-emphasize="none" style:font-relief="none" style:text-overline-style="none" style:text-overline-color="font-color"/>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759cm" fo:min-width="4.50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02cm" fo:min-width="4.718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16cm" fo:min-width="1.54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898cm" fo:min-width="1.924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956cm" fo:min-width="1.254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577cm" fo:min-width="0.94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974cm" fo:min-width="1.517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1"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loext:decorative="false" style:run-through="foreground"/>
    </style:style>
    <style:style style:name="gr12" style:family="graphic">
      <style:graphic-properties draw:stroke="solid" svg:stroke-width="0.106cm" svg:stroke-color="#000000" draw:marker-start="" draw:marker-start-width="0.459cm" draw:marker-start-center="false" draw:marker-end="" draw:marker-end-width="0.459cm" draw:marker-end-center="false" draw:fill="solid" draw:fill-color="#99ccff" draw:textarea-horizontal-align="center" draw:textarea-vertical-align="middle" fo:padding-top="0.178cm" fo:padding-bottom="0.178cm" fo:padding-left="0.303cm" fo:padding-right="0.303cm" draw:shadow="hidden" draw:shadow-offset-x="0.3cm" draw:shadow-offset-y="0.3cm" draw:shadow-color="#808080" loext:decorative="false" style:run-through="foreground"/>
    </style:style>
    <style:style style:name="gr13" style:family="graphic">
      <style:graphic-properties draw:stroke="solid" svg:stroke-width="0.106cm" svg:stroke-color="#000000" draw:marker-start="" draw:marker-start-width="0.358cm" draw:marker-start-center="false" draw:marker-end="" draw:marker-end-width="0.358cm" draw:marker-end-center="false" draw:fill="solid" draw:fill-color="#99ccff" draw:textarea-horizontal-align="center" draw:textarea-vertical-align="middle" fo:padding-top="0.176cm" fo:padding-bottom="0.176cm" fo:padding-left="0.302cm" fo:padding-right="0.302cm" draw:shadow="hidden" draw:shadow-offset-x="0.3cm" draw:shadow-offset-y="0.3cm" draw:shadow-color="#808080" loext:decorative="false" style:run-through="foreground"/>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loext:decorative="false"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9cm" fo:min-width="0.54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9cm" fo:min-width="0.47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7cm" fo:min-width="0.47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7cm" fo:min-width="0.36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1.43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0.36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9cm" fo:min-width="0.36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9cm" fo:min-width="1.53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9cm" fo:min-width="1.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67cm" fo:min-width="1.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3cm" fo:min-width="1.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1.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37cm" fo:min-width="1.53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963cm" fo:min-width="1.016cm" fo:padding-top="0.125cm" fo:padding-bottom="0.125cm" fo:padding-left="0.25cm" fo:padding-right="0.25cm" draw:shadow="hidden" draw:shadow-offset-x="0.3cm" draw:shadow-offset-y="0.3cm" draw:shadow-color="#808080" loext:decorative="false"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655cm" fo:min-width="3.73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483cm" fo:min-width="5.12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3" style:family="graphic">
      <style:graphic-properties draw:stroke="solid" svg:stroke-width="0.106cm" svg:stroke-color="#000000" draw:marker-start="" draw:marker-start-width="0.459cm" draw:marker-start-center="false" draw:marker-end="" draw:marker-end-width="0.459cm" draw:marker-end-center="false" draw:fill="solid" draw:fill-color="#99ccff" draw:textarea-horizontal-align="center" draw:textarea-vertical-align="middle" fo:padding-top="0.176cm" fo:padding-bottom="0.176cm" fo:padding-left="0.302cm" fo:padding-right="0.302cm" draw:shadow="hidden" draw:shadow-offset-x="0.3cm" draw:shadow-offset-y="0.3cm" draw:shadow-color="#808080" loext:decorative="false"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631cm" fo:min-width="1.949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631cm" fo:min-width="1.797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898cm" fo:min-width="1.231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99ccff" fo:min-height="0.40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99ccff" fo:min-height="0.39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3.43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3cm" fo:min-width="3.484cm"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75cm" fo:min-width="1.37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57cm" fo:min-width="2.32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48cm" fo:min-width="2.3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min-height="1cm" fo:min-width="2.3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48cm" fo:min-width="2.5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min-height="1cm" fo:min-width="2.5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min-height="1.199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cm" fo:min-width="1.9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11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11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5"/>
      <text:p text:style-name="P5"/>
      <text:p text:style-name="P5"/>
      <text:p text:style-name="P5"/>
      <text:p text:style-name="P5"/>
      <text:p text:style-name="P5"/>
      <text:p text:style-name="P14">Xestión de Bases de Datos</text:p>
      <text:p text:style-name="P15"/>
      <text:p text:style-name="P15">Paso do modelo ER a Relacional</text:p>
      <text:p text:style-name="P15"/>
      <text:p text:style-name="P15"/>
      <text:p text:style-name="P15"/>
      <text:p text:style-name="P5"/>
      <text:p text:style-name="P5"/>
      <text:p text:style-name="P5"/>
      <text:p text:style-name="P3"/>
      <text:p text:style-name="P5"/>
      <text:p text:style-name="P22"/>
      <text:p text:style-name="P6">PASO DO MODELO ER Ó MODELO RELACIONAL</text:p>
      <text:list text:style-name="WW8Num2">
        <text:list-item>
          <text:p text:style-name="P23">CONSIDERACIÓNS PREVIAS</text:p>
          <text:list>
            <text:list-item>
              <text:p text:style-name="P27">No modelo relacional ás táboas tamén se lle coñecen co nome de relacións que non deben ser confundidas coas relacións do modelo E-ER.</text:p>
            </text:list-item>
            <text:list-item>
              <text:p text:style-name="P27">As seguintes explicacións basearanse no seguinte modelo ER.</text:p>
            </text:list-item>
          </text:list>
        </text:list-item>
      </text:list>
      <text:p text:style-name="P7"><draw:g text:anchor-type="paragraph" draw:z-index="2" draw:name="Objeto de grupo 3" draw:style-name="gr1"><draw:rect draw:style-name="gr2" draw:text-style-name="P41" xml:id="id8" draw:id="id8" svg:width="3.873cm" svg:height="3.137cm" svg:x="2.373cm" svg:y="2.163cm"><draw:glue-point draw:id="4" svg:x="2.935cm" svg:y="4.997cm"/><draw:glue-point draw:id="5" svg:x="5.002cm" svg:y="-2.761cm"/><text:p/></draw:rect><draw:rect draw:style-name="gr3" draw:text-style-name="P43" xml:id="id1" draw:id="id1" svg:width="3.901cm" svg:height="1.749cm" svg:x="2.383cm" svg:y="0.473cm"><text:p text:style-name="P42"><text:span text:style-name="T9">Empregado</text:span></text:p></draw:rect><draw:rect draw:style-name="gr2" draw:text-style-name="P41" svg:width="3.754cm" svg:height="2.049cm" svg:x="0.663cm" svg:y="13.741cm"><text:p/></draw:rect><draw:rect draw:style-name="gr3" draw:text-style-name="P43" svg:width="3.701cm" svg:height="1.749cm" svg:x="0.676cm" svg:y="12cm"><text:p text:style-name="P42"><text:span text:style-name="T9">Parente</text:span></text:p></draw:rect><draw:rect draw:style-name="gr2" draw:text-style-name="P41" xml:id="id7" draw:id="id7" svg:width="3.839cm" svg:height="1.953cm" svg:x="15.791cm" svg:y="2.297cm"><text:p/></draw:rect><draw:rect draw:style-name="gr3" draw:text-style-name="P43" xml:id="id3" draw:id="id3" svg:width="3.83cm" svg:height="1.749cm" svg:x="15.799cm" svg:y="0.582cm"><text:p text:style-name="P42"><text:span text:style-name="T10">Departamento</text:span></text:p></draw:rect><draw:frame draw:style-name="gr4" draw:text-style-name="P45" svg:width="3.01cm" svg:height="3.093cm" svg:x="2.29cm" svg:y="2.186cm"><draw:text-box><text:p text:style-name="P44"><text:span text:style-name="T11">NSS</text:span></text:p><text:p text:style-name="P44"><text:span text:style-name="T9">Nome</text:span></text:p><text:p text:style-name="P44"><text:span text:style-name="T9">Ape1</text:span></text:p><text:p text:style-name="P44"><text:span text:style-name="T9">Ape2</text:span></text:p><text:p text:style-name="P44"><text:span text:style-name="T10">Enderezo</text:span></text:p><text:p text:style-name="P44"><text:span text:style-name="T9">Sexo</text:span></text:p><text:p text:style-name="P44"><text:span text:style-name="T9">Data_Nac</text:span></text:p></draw:text-box><draw:glue-point draw:id="4" svg:x="5cm" svg:y="-2.815cm"/><draw:glue-point draw:id="5" svg:x="-1.154cm" svg:y="3.884cm"/><draw:glue-point draw:id="6" svg:x="4.457cm" svg:y="3.884cm"/></draw:frame><draw:frame draw:style-name="gr5" draw:text-style-name="P47" svg:width="3.737cm" svg:height="1.876cm" svg:x="0.757cm" svg:y="13.937cm"><draw:text-box><text:p text:style-name="P46"><text:span text:style-name="T11">Nome</text:span></text:p><text:p text:style-name="P46"><text:span text:style-name="T10">Sexo</text:span></text:p><text:p text:style-name="P46"><text:span text:style-name="T10">Data_Nac</text:span></text:p><text:p text:style-name="P46"><text:span text:style-name="T10">Parentesco</text:span></text:p></draw:text-box></draw:frame><draw:rect draw:style-name="gr2" draw:text-style-name="P41" xml:id="id5" draw:id="id5" svg:width="4.426cm" svg:height="4.55cm" svg:x="0.341cm" svg:y="11.668cm"><text:p/></draw:rect><draw:custom-shape draw:style-name="gr6" draw:text-style-name="P49" xml:id="id6" draw:id="id6" svg:width="4.082cm" svg:height="2.53cm" svg:x="10.044cm" svg:y="2.616cm"><text:p text:style-name="P48"><text:span text:style-name="T12">Dirix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7" draw:text-style-name="P49" xml:id="id9" draw:id="id9" svg:width="4.846cm" svg:height="2.296cm" svg:x="9.795cm" svg:y="8.871cm"><text:p text:style-name="P50"><text:span text:style-name="T12">Traballa en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8" draw:text-style-name="P49" xml:id="id11" draw:id="id11" svg:width="3.509cm" svg:height="2.41cm" svg:x="16.29cm" svg:y="6.119cm"><text:p text:style-name="P50"><text:span text:style-name="T12">Controla</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9" draw:text-style-name="P49" svg:width="2.881cm" svg:height="1.654cm" svg:x="0.095cm" svg:y="7.111cm"><text:p text:style-name="P50"><text:span text:style-name="T12">Paren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 draw:text-style-name="P49" xml:id="id2" draw:id="id2" svg:width="4.035cm" svg:height="2.447cm" svg:x="8.682cm" svg:y="0.473cm"><text:p text:style-name="P50"><text:span text:style-name="T12">Traballa</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11" draw:text-style-name="P43" svg:x1="6.283cm" svg:y1="1.346cm" svg:x2="8.682cm" svg:y2="1.697cm" draw:start-shape="id1" draw:start-glue-point="1" draw:end-shape="id2" draw:end-glue-point="5" svg:d="M6283 1346h1199v351h1200" svg:viewBox="0 0 2401 353"><text:p/></draw:connector><draw:connector draw:style-name="gr12" draw:text-style-name="P43" svg:x1="12.716cm" svg:y1="1.697cm" svg:x2="15.799cm" svg:y2="1.455cm" draw:start-shape="id2" draw:start-glue-point="7" draw:end-shape="id3" draw:end-glue-point="3" svg:d="M12716 1697h1541v-242h1542" svg:viewBox="0 0 3085 243"><text:p/></draw:connector><draw:connector draw:style-name="gr13" draw:text-style-name="P43" svg:x1="1.519cm" svg:y1="9.153cm" svg:x2="2.552cm" svg:y2="11.668cm" draw:start-shape="id4" draw:start-glue-point="6" draw:end-shape="id5" svg:d="M1519 9153v1259h1033v1256" svg:viewBox="0 0 1035 2517"><text:p/></draw:connector><draw:connector draw:style-name="gr11" draw:text-style-name="P43" svg:x1="14.125cm" svg:y1="3.881cm" svg:x2="15.79cm" svg:y2="3.272cm" draw:start-shape="id6" draw:start-glue-point="7" draw:end-shape="id7" draw:end-glue-point="3" svg:d="M14125 3881h835v-609h830" svg:viewBox="0 0 1667 610"><text:p/></draw:connector><draw:connector draw:style-name="gr11" draw:text-style-name="P43" svg:x1="6.244cm" svg:y1="3.731cm" svg:x2="9.795cm" svg:y2="10.019cm" draw:start-shape="id8" draw:start-glue-point="1" draw:end-shape="id9" draw:end-glue-point="5" svg:d="M6244 3731h1775v6288h1776" svg:viewBox="0 0 3552 6290"><text:p/></draw:connector><draw:connector draw:style-name="gr12" draw:text-style-name="P43" svg:x1="14.641cm" svg:y1="10.019cm" svg:x2="16.282cm" svg:y2="13.557cm" draw:start-shape="id9" draw:start-glue-point="7" draw:end-shape="id10" draw:end-glue-point="3" svg:d="M14641 10019h820v3538h821" svg:viewBox="0 0 1642 3540"><text:p/></draw:connector><draw:connector draw:style-name="gr14" draw:text-style-name="P43" svg:x1="18.046cm" svg:y1="6.119cm" svg:x2="17.71cm" svg:y2="4.249cm" draw:start-shape="id11" draw:start-glue-point="4" draw:end-shape="id7" draw:end-glue-point="2" svg:d="M18046 6119v-935h-336v-935" svg:viewBox="0 0 337 1871"><text:p/></draw:connector><draw:frame draw:style-name="gr15" draw:text-style-name="P45" svg:width="1.031cm" svg:height="0.99cm" svg:x="1.844cm" svg:y="10.926cm"><draw:text-box><text:p text:style-name="P44"><text:span text:style-name="T10">N</text:span></text:p></draw:text-box></draw:frame><draw:frame draw:style-name="gr16" draw:text-style-name="P45" svg:width="0.96cm" svg:height="0.99cm" svg:x="0.803cm" svg:y="4.914cm"><draw:text-box><text:p text:style-name="P44"><text:span text:style-name="T10">1</text:span></text:p></draw:text-box></draw:frame><draw:frame draw:style-name="gr17" draw:text-style-name="P45" svg:width="0.96cm" svg:height="0.989cm" svg:x="8.063cm" svg:y="4.309cm"><draw:text-box><text:p text:style-name="P44"><text:span text:style-name="T10">N</text:span></text:p></draw:text-box></draw:frame><draw:frame draw:style-name="gr17" draw:text-style-name="P45" svg:width="0.96cm" svg:height="0.989cm" svg:x="6.518cm" svg:y="1.47cm"><draw:text-box><text:p text:style-name="P44"><text:span text:style-name="T10">N</text:span></text:p></draw:text-box></draw:frame><draw:connector draw:style-name="gr18" draw:text-style-name="P43" svg:x1="1.519cm" svg:y1="6.729cm" svg:x2="2.383cm" svg:y2="1.346cm" draw:start-shape="id4" draw:start-glue-point="4" draw:end-shape="id1" draw:end-glue-point="3" svg:d="M1519 6729v-5383h864" svg:viewBox="0 0 866 5385"><text:p/></draw:connector><draw:frame draw:style-name="gr17" draw:text-style-name="P45" svg:width="0.96cm" svg:height="0.989cm" svg:x="18.249cm" svg:y="10.157cm"><draw:text-box><text:p text:style-name="P44"><text:span text:style-name="T10">N</text:span></text:p></draw:text-box></draw:frame><draw:frame draw:style-name="gr19" draw:text-style-name="P45" svg:width="0.854cm" svg:height="0.989cm" svg:x="16.683cm" svg:y="4.295cm"><draw:text-box><text:p text:style-name="P44"><text:span text:style-name="T10">1</text:span></text:p></draw:text-box></draw:frame><draw:frame draw:style-name="gr20" draw:text-style-name="P45" svg:width="2.024cm" svg:height="0.962cm" svg:x="8.597cm" svg:y="4.327cm"><draw:text-box><text:p text:style-name="P44"><text:span text:style-name="T10">(1,N)</text:span></text:p></draw:text-box></draw:frame><draw:frame draw:style-name="gr19" draw:text-style-name="P45" svg:width="0.854cm" svg:height="0.989cm" svg:x="14.808cm" svg:y="4.006cm"><draw:text-box><text:p text:style-name="P44"><text:span text:style-name="T10">1</text:span></text:p></draw:text-box></draw:frame><draw:frame draw:style-name="gr21" draw:text-style-name="P45" svg:width="0.854cm" svg:height="0.659cm" svg:x="6.17cm" svg:y="2.33cm"><draw:text-box><text:p text:style-name="P44"><text:span text:style-name="T10">1</text:span></text:p></draw:text-box></draw:frame><draw:frame draw:style-name="gr22" draw:text-style-name="P45" svg:width="0.853cm" svg:height="0.99cm" svg:x="14.827cm" svg:y="1.632cm"><draw:text-box><text:p text:style-name="P44"><text:span text:style-name="T10">1</text:span></text:p></draw:text-box></draw:frame><draw:frame draw:style-name="gr17" draw:text-style-name="P45" svg:width="0.96cm" svg:height="0.989cm" svg:x="15.485cm" svg:y="12.896cm"><draw:text-box><text:p text:style-name="P44"><text:span text:style-name="T10">N</text:span></text:p></draw:text-box></draw:frame><draw:frame draw:style-name="gr23" draw:text-style-name="P45" svg:width="2.033cm" svg:height="0.99cm" svg:x="18.145cm" svg:y="4.311cm"><draw:text-box><text:p text:style-name="P44"><text:span text:style-name="T10">(0,N)</text:span></text:p></draw:text-box></draw:frame><draw:frame draw:style-name="gr24" draw:text-style-name="P45" svg:width="1.807cm" svg:height="0.99cm" svg:x="16.798cm" svg:y="10.166cm"><draw:text-box><text:p text:style-name="P44"><text:span text:style-name="T10">(1,1)</text:span></text:p></draw:text-box></draw:frame><draw:frame draw:style-name="gr25" draw:text-style-name="P45" svg:width="1.807cm" svg:height="1.019cm" svg:x="6.139cm" svg:y="2.888cm"><draw:text-box><text:p text:style-name="P44"><text:span text:style-name="T10">(0,1)</text:span></text:p></draw:text-box></draw:frame><draw:frame draw:style-name="gr26" draw:text-style-name="P45" svg:width="1.983cm" svg:height="0.659cm" svg:x="6.345cm" svg:y="0.625cm"><draw:text-box><text:p text:style-name="P44"><text:span text:style-name="T10">(1,1)</text:span></text:p></draw:text-box></draw:frame><draw:frame draw:style-name="gr27" draw:text-style-name="P45" svg:width="2.11cm" svg:height="0.962cm" svg:x="14.496cm" svg:y="14.143cm"><draw:text-box><text:p text:style-name="P44"><text:span text:style-name="T10">(1,N)</text:span></text:p></draw:text-box></draw:frame><draw:frame draw:style-name="gr23" draw:text-style-name="P45" svg:width="2.035cm" svg:height="0.99cm" svg:x="13.808cm" svg:y="0.477cm"><draw:text-box><text:p text:style-name="P44"><text:span text:style-name="T10">(1,N)</text:span></text:p></draw:text-box></draw:frame><draw:frame draw:style-name="gr23" draw:text-style-name="P45" svg:width="2.035cm" svg:height="0.99cm" svg:x="14.071cm" svg:y="2.987cm"><draw:text-box><text:p text:style-name="P44"><text:span text:style-name="T10">(1,1)</text:span></text:p></draw:text-box></draw:frame><draw:frame draw:style-name="gr28" draw:text-style-name="P45" svg:width="2.035cm" svg:height="0.989cm" svg:x="0.233cm" svg:y="3.943cm"><draw:text-box><text:p text:style-name="P44"><text:span text:style-name="T10">(0,N)</text:span></text:p></draw:text-box></draw:frame><draw:frame draw:style-name="gr23" draw:text-style-name="P45" svg:width="2.035cm" svg:height="0.99cm" svg:x="2.962cm" svg:y="10.891cm"><draw:text-box><text:p text:style-name="P44"><text:span text:style-name="T10">(1,1)</text:span></text:p></draw:text-box></draw:frame><draw:custom-shape draw:style-name="gr29" draw:text-style-name="P41" xml:id="id4" draw:id="id4" svg:width="3.035cm" svg:height="2.424cm" svg:x="0.002cm" svg:y="6.73cm"><text:p/><draw:enhanced-geometry svg:viewBox="0 0 21600 21600" draw:glue-points="10800 0 0 10800 10800 21600 21600 10800" draw:text-areas="5400 5400 16200 16200" draw:type="diamond" draw:enhanced-path="M 10800 0 L 21600 10800 10800 21600 0 10800 10800 0 Z N"/></draw:custom-shape><draw:line draw:style-name="gr30" draw:text-style-name="P41" svg:x1="0.749cm" svg:y1="7.202cm" svg:x2="2.393cm" svg:y2="7.258cm"><text:p text:style-name="P42"><text:span text:style-name="T10">ID</text:span></text:p></draw:line><draw:frame draw:style-name="gr31" draw:text-style-name="P45" svg:width="4.232cm" svg:height="1.906cm" svg:x="15.787cm" svg:y="2.267cm"><draw:text-box><text:p text:style-name="P44"><text:span text:style-name="T11">N_Dept</text:span></text:p><text:p text:style-name="P44"><text:span text:style-name="T13">Nome(Alter)</text:span></text:p><text:p text:style-name="P44"><text:span text:style-name="T10">Ubicacion(Mult)</text:span></text:p><text:p text:style-name="P44"><text:span text:style-name="T10">N_Empregados(Der)</text:span></text:p></draw:text-box></draw:frame><draw:rect draw:style-name="gr2" draw:text-style-name="P41" xml:id="id10" draw:id="id10" svg:width="3.349cm" svg:height="1.848cm" svg:x="16.281cm" svg:y="12.635cm"><text:p/></draw:rect><draw:rect draw:style-name="gr3" draw:text-style-name="P43" xml:id="id12" draw:id="id12" svg:width="3.349cm" svg:height="1.749cm" svg:x="16.281cm" svg:y="10.993cm"><text:p text:style-name="P42"><text:span text:style-name="T10">Proxecto</text:span></text:p></draw:rect><draw:frame draw:style-name="gr32" draw:text-style-name="P52" svg:width="3.209cm" svg:height="1.735cm" svg:x="16.459cm" svg:y="12.826cm"><draw:text-box><text:p text:style-name="P51"><text:span text:style-name="T14">N_Prox</text:span></text:p><text:p text:style-name="P51"><text:span text:style-name="T15">Nome(Alter)</text:span></text:p><text:p text:style-name="P51"><text:span text:style-name="T16">Ubicacion</text:span></text:p></draw:text-box></draw:frame><draw:connector draw:style-name="gr33" draw:text-style-name="P43" svg:x1="18.045cm" svg:y1="8.529cm" svg:x2="17.955cm" svg:y2="10.994cm" draw:start-shape="id11" draw:start-glue-point="6" draw:end-shape="id12" draw:end-glue-point="0" svg:d="M18045 8529v1233h-90v1232" svg:viewBox="0 0 92 2466"><text:p/></draw:connector><draw:custom-shape draw:style-name="gr34" draw:text-style-name="P49" xml:id="id14" draw:id="id14" svg:width="3.463cm" svg:height="1.246cm" svg:x="6.363cm" svg:y="11.624cm"><text:p text:style-name="P48"><text:span text:style-name="T12">Horas_S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49" xml:id="id13" draw:id="id13" svg:width="3.252cm" svg:height="1.246cm" svg:x="9.259cm" svg:y="7.012cm"><text:p text:style-name="P48"><text:span text:style-name="T12">Data_Comez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1" draw:type="line" svg:x1="10.885cm" svg:y1="7.012cm" svg:x2="12.084cm" svg:y2="5.146cm" draw:start-shape="id13" draw:start-glue-point="4" draw:end-shape="id6" draw:end-glue-point="6" svg:d="M10885 7012l1199-1866" svg:viewBox="0 0 1201 1868"><text:p/></draw:connector><draw:connector draw:style-name="gr2" draw:text-style-name="P41" draw:type="line" svg:x1="12.218cm" svg:y1="11.166cm" svg:x2="8.095cm" svg:y2="11.625cm" draw:start-shape="id9" draw:start-glue-point="6" draw:end-shape="id14" draw:end-glue-point="4" svg:d="M12218 11166l-4123 459" svg:viewBox="0 0 4124 460"><text:p/></draw:connector><draw:custom-shape draw:style-name="gr36" draw:text-style-name="P49" xml:id="id15" draw:id="id15" svg:width="3.465cm" svg:height="2.296cm" svg:x="3.754cm" svg:y="8.141cm"><text:p text:style-name="P50"><text:span text:style-name="T12">Supervisio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37" draw:text-style-name="P53" svg:x1="4.307cm" svg:y1="5.299cm" svg:x2="3.754cm" svg:y2="9.289cm" draw:start-shape="id8" draw:start-glue-point="2" draw:end-shape="id15" draw:end-glue-point="5" svg:d="M4307 5299v1420h-1054v2570h501" svg:viewBox="0 0 1057 3992"><text:p/></draw:connector><draw:frame draw:style-name="gr23" draw:text-style-name="P45" svg:width="1.622cm" svg:height="0.99cm" svg:x="3.084cm" svg:y="5.444cm"><draw:text-box><text:p text:style-name="P44"><text:span text:style-name="T10">(0,1)</text:span></text:p></draw:text-box></draw:frame><draw:frame draw:style-name="gr23" draw:text-style-name="P45" svg:width="2.035cm" svg:height="0.99cm" svg:x="5.542cm" svg:y="5.325cm"><draw:text-box><text:p text:style-name="P44"><text:span text:style-name="T10">(0,N)</text:span></text:p></draw:text-box></draw:frame><draw:frame draw:style-name="gr38" draw:text-style-name="P54" svg:width="2.454cm" svg:height="0.659cm" svg:x="1.988cm" svg:y="6.068cm"><draw:text-box><text:p text:style-name="P44"><text:span text:style-name="T12">Supervisad</text:span></text:p></draw:text-box></draw:frame><draw:frame draw:style-name="gr19" draw:text-style-name="P45" svg:width="0.854cm" svg:height="0.989cm" svg:x="6.535cm" svg:y="5.338cm"><draw:text-box><text:p text:style-name="P44"><text:span text:style-name="T10">1</text:span></text:p></draw:text-box></draw:frame><draw:frame draw:style-name="gr39" draw:text-style-name="P54" svg:width="2.454cm" svg:height="0.659cm" svg:x="5.407cm" svg:y="6.211cm"><draw:text-box><text:p text:style-name="P44"><text:span text:style-name="T12">Supervisa</text:span></text:p></draw:text-box></draw:frame><draw:frame draw:style-name="gr17" draw:text-style-name="P45" svg:width="0.96cm" svg:height="0.989cm" svg:x="2.445cm" svg:y="5.408cm"><draw:text-box><text:p text:style-name="P44"><text:span text:style-name="T10">N</text:span></text:p></draw:text-box></draw:frame><draw:connector draw:style-name="gr37" draw:text-style-name="P55" svg:x1="5.444cm" svg:y1="5.297cm" svg:x2="7.219cm" svg:y2="9.289cm" draw:start-shape="id8" draw:start-glue-point="4" draw:end-shape="id15" draw:end-glue-point="7" svg:d="M5444 5297v1422h2278v2570h-503" svg:viewBox="0 0 2279 3993"><text:p/></draw:connector><draw:connector draw:style-name="gr37" draw:text-style-name="P55" svg:x1="6.243cm" svg:y1="2.867cm" svg:x2="10.045cm" svg:y2="3.882cm" draw:start-shape="id8" draw:start-glue-point="5" draw:end-shape="id6" draw:end-glue-point="5" svg:d="M6243 2867h1902v1015h1900" svg:viewBox="0 0 3803 1016"><text:p/></draw:connector></draw:g></text:p>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3">Vamos a <text:span text:style-name="T7">a</text:span>nalizar como se tratan cada uno de los elementos del modelo ER para conseguir obter las táboas d<text:span text:style-name="T7">o</text:span> modelo Relacional, <text:span text:style-name="T7">e</text:span>stas terán que integrar as entidades c<text:span text:style-name="T7">as</text:span> relacións <text:span text:style-name="T7">e </text:span>as restricións que te<text:span text:style-name="T7">ñ</text:span>en cada una de elas.</text:p>
      <text:p text:style-name="P13"/>
      <text:list text:style-name="WW8Num3">
        <text:list-item>
          <text:p text:style-name="P24">ENTIDADES TIPO</text:p>
          <text:list>
            <text:list-item>
              <text:p text:style-name="P28">Para cada entidade tipo E no modelo ER, crear unha relación/táboa R que inclúa:</text:p>
              <text:list>
                <text:list-item>
                  <text:p text:style-name="P31">Tódolos atributos simples de E</text:p>
                </text:list-item>
                <text:list-item>
                  <text:p text:style-name="P31">Os compoñentes de atributos simples dos atributos compostos de E</text:p>
                </text:list-item>
                <text:list-item>
                  <text:p text:style-name="P31">Os atributos derivados de E</text:p>
                </text:list-item>
                <text:list-item>
                  <text:p text:style-name="P26">NON INCLUÍR OS ATRIBUTOS MULTIVALUADOS.</text:p>
                </text:list-item>
              </text:list>
            </text:list-item>
            <text:list-item>
              <text:p text:style-name="P28">Escoller a chave primaria da relación/táboa entre todas as candidatas.</text:p>
            </text:list-item>
            <text:list-item>
              <text:p text:style-name="P28">Exemplos de relacións/táboas:</text:p>
              <text:list>
                <text:list-item>
                  <text:p text:style-name="P37"><text:span text:style-name="T2">EMPREGADO: (</text:span><text:span text:style-name="T4">NSS</text:span><text:span text:style-name="T2">, Nome, Apel1, Apel2, Enderezo, Sexo, Data_Nac)</text:span></text:p>
                </text:list-item>
                <text:list-item>
                  <text:p text:style-name="P37"><text:span text:style-name="T2">DEPARTAMENTO: (</text:span><text:span text:style-name="T4">N_Dept</text:span><text:span text:style-name="T2">, Nome, N_empregados)</text:span></text:p>
                </text:list-item>
                <text:list-item>
                  <text:p text:style-name="P37"><text:span text:style-name="T2">PROXECTO: (</text:span><text:span text:style-name="T4">N_Prox</text:span><text:span text:style-name="T2">, Nome, Ubicación)</text:span></text:p>
                </text:list-item>
              </text:list>
            </text:list-item>
          </text:list>
        </text:list-item>
      </text:list>
      <text:p text:style-name="P19"/>
      <text:list text:continue-numbering="true" text:style-name="WW8Num3">
        <text:list-item>
          <text:p text:style-name="P24">ENTIDADES TIPO DÉBILES</text:p>
          <text:list>
            <text:list-item>
              <text:p text:style-name="P28">Por cada tipo de entidade débil W cun tipo de entidade forte E, que necesite d<text:span text:style-name="T7">a</text:span> <text:s/>clave da f<text:span text:style-name="T7">o</text:span>rte para identificarse, crea<text:span text:style-name="T7">r</text:span> unha relación/táboa que inclúa.</text:p>
              <text:list>
                <text:list-item>
                  <text:p text:style-name="P31">Tódolos atributos simples de W</text:p>
                </text:list-item>
                <text:list-item>
                  <text:p text:style-name="P31">Os compoñentes de atributos simples dos atributos compostos de W</text:p>
                </text:list-item>
                <text:list-item>
                  <text:p text:style-name="P31">Os atributos derivados de E</text:p>
                </text:list-item>
                <text:list-item>
                  <text:p text:style-name="P26"><text:soft-page-break/>NON INCLUÍR OS ATRIBUTOS MULTIVALUADOS.</text:p>
                </text:list-item>
                <text:list-item>
                  <text:p text:style-name="P31">Incluír como chave foránea <text:s/>os atributos de E que conforman a chave primaria.</text:p>
                </text:list-item>
              </text:list>
            </text:list-item>
            <text:list-item>
              <text:p text:style-name="P28">A chave primaria da relación/táboa estará composta polos atributos de E (chave foránea) máis os atributos da chave parcial de W.</text:p>
            </text:list-item>
            <text:list-item>
              <text:p text:style-name="P28">Exemplo de relacións/táboas:</text:p>
              <text:list>
                <text:list-item>
                  <text:p text:style-name="P37"><text:span text:style-name="T2">PARENTES: (</text:span><text:span text:style-name="T4">NSS,</text:span><text:span text:style-name="T1"> </text:span><text:span text:style-name="T4">Nome</text:span><text:span text:style-name="T2">, sexo, Data_Nac, Parentesco)</text:span></text:p>
                </text:list-item>
              </text:list>
            </text:list-item>
          </text:list>
        </text:list-item>
      </text:list>
      <text:p text:style-name="P19"/>
      <text:list text:continue-numbering="true" text:style-name="WW8Num3">
        <text:list-item>
          <text:p text:style-name="P24">RELACIÓNS TIPO BINARIAS 1:1</text:p>
          <text:list>
            <text:list-item>
              <text:p text:style-name="P28">Por cada tipo de relación R do modelo ER identificar as relacións/táboas S e T que correspondan ás entidades tipo que participan na relación R.</text:p>
              <text:list>
                <text:list-item>
                  <text:p text:style-name="P31">Incluír nunha das relacións/táboas S ou T os atributos que constitúen a chave primaria da outra táboa (asociada a un tipo de entidade).</text:p>
                </text:list-item>
                <text:list-item>
                  <text:p text:style-name="P31">No caso de que unha das entidades tipo teña participación total incluír a chave como chave foránea na táboa asociada.</text:p>
                </text:list-item>
                <text:list-item>
                  <text:p text:style-name="P31">Incluír na mesma táboa anterior os atributos asociados á relación tipo R.</text:p>
                </text:list-item>
                <text:list-item>
                  <text:p text:style-name="P37"><text:span text:style-name="T2">Síntese: </text:span><text:span text:style-name="T1">Engadir a chave primaria do lado parcial como chave foránea no lado total da relación xunto cos atributos desta.</text:span></text:p>
                </text:list-item>
              </text:list>
            </text:list-item>
          </text:list>
        </text:list-item>
      </text:list>
      <text:p text:style-name="P8"/>
      <text:list text:continue-numbering="true" text:style-name="WW8Num3">
        <text:list-item>
          <text:list>
            <text:list-item>
              <text:p text:style-name="P28">Exemplo de táboas</text:p>
              <text:list>
                <text:list-item>
                  <text:p text:style-name="P37"><text:span text:style-name="T2">DEPARTAMENTO: (</text:span><text:span text:style-name="T4">N_Dept</text:span><text:span text:style-name="T2">, Nome, N_empregados, </text:span><text:span text:style-name="T5">NSS_Dir</text:span><text:span text:style-name="T2">, Data_Comezo)</text:span></text:p>
                </text:list-item>
                <text:list-item>
                  <text:p text:style-name="P31">A entidade tipo DEPARTAMENTO ten participación total na relación DIRIXE.</text:p>
                </text:list-item>
              </text:list>
            </text:list-item>
          </text:list>
        </text:list-item>
        <text:list-item>
          <text:p text:style-name="P24">RELACIÓNS TIPO BINARIAS 1:N</text:p>
          <text:list>
            <text:list-item>
              <text:p text:style-name="P28"><text:soft-page-break/>Por cada tipo de relación R, 1:N do modelo ER identificar as relacións/táboas S e T que correspondan ás entidades tipo que participan na relación R, sendo S á asociada ó tipo de entidade do lado 1 e T á do lado N.</text:p>
              <text:list>
                <text:list-item>
                  <text:p text:style-name="P31">Engadir os atributos que forman a chave primaria S como chave foránea na táboa T.</text:p>
                </text:list-item>
                <text:list-item>
                  <text:p text:style-name="P31">Incluír na mesma táboa anterior os atributos asociados á relación tipo R.</text:p>
                </text:list-item>
                <text:list-item>
                  <text:p text:style-name="P37"><text:span text:style-name="T2">Síntese: </text:span><text:span text:style-name="T1">Engadir a chave primaria do lado 1 da relación como chave foránea no lado N xunto cos atributos desta.</text:span></text:p>
                </text:list-item>
              </text:list>
            </text:list-item>
            <text:list-item>
              <text:p text:style-name="P28">Exemplo de relacións/táboas</text:p>
              <text:list>
                <text:list-item>
                  <text:p text:style-name="P37"><text:span text:style-name="T2">EMPREGADO: (</text:span><text:span text:style-name="T4">NSS</text:span><text:span text:style-name="T2">, Nome, Apel1, Apel2, Enderezo, Sexo, Data_Nac, </text:span><text:span text:style-name="T5">N_Dept</text:span><text:span text:style-name="T2">)</text:span></text:p>
                </text:list-item>
                <text:list-item>
                  <text:p text:style-name="P37"><text:span text:style-name="T2">PROXECTO: (</text:span><text:span text:style-name="T4">N_Prox</text:span><text:span text:style-name="T2">, Nome, Ubicación, </text:span><text:span text:style-name="T5">N_Dept)</text:span></text:p>
                </text:list-item>
              </text:list>
            </text:list-item>
          </text:list>
        </text:list-item>
      </text:list>
      <text:p text:style-name="P18"/>
      <text:p text:style-name="P18"/>
      <text:list text:continue-numbering="true" text:style-name="WW8Num3">
        <text:list-item>
          <text:p text:style-name="P24">RELACIÓNS TIPO BINARIAS N:M</text:p>
          <text:list>
            <text:list-item>
              <text:p text:style-name="P28">Por cada tipo de relación R N:M do modelo ER identificar as relacións/táboas S e T que correspondan ás entidades tipo que participan na relación R.</text:p>
              <text:list>
                <text:list-item>
                  <text:p text:style-name="P37"><text:span text:style-name="T1">Crear</text:span><text:span text:style-name="T2"> unha nova táboa/relación cos atributos propios da relación tipo R.</text:span></text:p>
                </text:list-item>
                <text:list-item>
                  <text:p text:style-name="P31">Engadir os atributos da chave primaria asociados S e T.</text:p>
                </text:list-item>
                <text:list-item>
                  <text:p text:style-name="P37"><text:span text:style-name="T2">Síntese: </text:span><text:span text:style-name="T1">Crear unha nova táboa cos atributos da relación e os que forman as chaves primarias das entidades tipo que relaciona.</text:span></text:p>
                </text:list-item>
              </text:list>
            </text:list-item>
            <text:list-item>
              <text:p text:style-name="P28">A chave da nova táboa estará formada polos atributos das chaves primarias das entidades tipo que relaciona xunto cos atributos chave da propia relación R, si fora necesario.</text:p>
            </text:list-item>
            <text:list-item>
              <text:p text:style-name="P28">Exemplo de relacións/táboas</text:p>
              <text:list>
                <text:list-item>
                  <text:p text:style-name="P37"><text:span text:style-name="T2">TRABALLA_EN (</text:span><text:span text:style-name="T4">NSS</text:span><text:span text:style-name="T2">, </text:span><text:span text:style-name="T4">N_Prox</text:span><text:span text:style-name="T2">, Horas_Sem)</text:span></text:p>
                </text:list-item>
              </text:list>
            </text:list-item>
          </text:list>
        </text:list-item>
      </text:list>
      <text:p text:style-name="P19"/>
      <text:list text:continue-numbering="true" text:style-name="WW8Num3">
        <text:list-item>
          <text:p text:style-name="P24"><text:soft-page-break/>RELACIÓNS TIPO UNARIAS (Un<text:span text:style-name="T8">h</text:span>a única entidad<text:span text:style-name="T8">e</text:span>) 1:N (RECURSIVAS)</text:p>
          <text:list>
            <text:list-item>
              <text:p text:style-name="P28">Por cada tipo de relación recursiva R 1:N do modelo ER identificar a relacións/táboas S que corresponda a entidade tipo que participan na relación R.</text:p>
            </text:list-item>
            <text:list-item>
              <text:p text:style-name="P28">Ó igual que no caso das relacións tipo binarias 1:N, onde a chave primaria do lado 1 se introducía no lado N da relación, neste caso a entidade tipo do lado 1 é a mesma que a do lado N, pero procédese do mesmo xeito: </text:p>
              <text:list>
                <text:list-item>
                  <text:p text:style-name="P31">Engadir os atributos que forman a chave primaria S como chave foránea na táboa S.</text:p>
                </text:list-item>
                <text:list-item>
                  <text:p text:style-name="P31">Incluír na mesma táboa anterior os atributos asociados á relación tipo R.</text:p>
                </text:list-item>
                <text:list-item>
                  <text:p text:style-name="P37"><text:span text:style-name="T2">Síntese: </text:span><text:span text:style-name="T1">Engadir a chave primaria da táboa que participa na relación recursiva na mesma táboa como chave foránea e ademais os atributos da relación.</text:span></text:p>
                </text:list-item>
              </text:list>
            </text:list-item>
            <text:list-item>
              <text:p text:style-name="P28">Exemplo de relacións/táboas</text:p>
              <text:list>
                <text:list-item>
                  <text:p text:style-name="P37"><text:span text:style-name="T2">EMPREGADO: (</text:span><text:span text:style-name="T4">NSS</text:span><text:span text:style-name="T2">, Nome, Apel1, Apel2, Enderezo, Sexo, Data_Nac, N_Dept, </text:span><text:span text:style-name="T5">NSS_Supervisor</text:span><text:span text:style-name="T2">)</text:span></text:p>
                </text:list-item>
              </text:list>
            </text:list-item>
          </text:list>
        </text:list-item>
      </text:list>
      <text:p text:style-name="P19"/>
      <text:list text:continue-numbering="true" text:style-name="WW8Num3">
        <text:list-item>
          <text:p text:style-name="P24">RELACIÓNS TIPO UNARIAS (Un<text:span text:style-name="T8">h</text:span>a única entidad<text:span text:style-name="T8">e</text:span>) N:M (RECURSIVAS)</text:p>
          <text:list>
            <text:list-item>
              <text:p text:style-name="P28">Por cada tipo de relación recursiva R N:M do modelo ER identificar a relación/táboa S que corresponda á entidade tipo que participan na relación R.</text:p>
            </text:list-item>
            <text:list-item>
              <text:p text:style-name="P28">Ó igual que no caso das relacións tipo binarias N:M, onde se creaba unha nova táboa cos a tributos da relación e os atributos chave dos DOUS tipos de entidade que relacionaba, neste caso só hai UN tipo de entidade pero participa dúas veces na relación, co cal haberá que introducir os MESMOS atributos chave na mesma táboa, só que deberase dar nomes a ese atributos que permitan identificar que rol xogan na relación.</text:p>
              <text:list>
                <text:list-item>
                  <text:p text:style-name="P31">Crear unha nova táboa/relación cos atributos propios da relación tipo R.</text:p>
                </text:list-item>
                <text:list-item>
                  <text:p text:style-name="P31"><text:soft-page-break/>Engadir os atributos da chave primaria asociados S por dúas veces pero indicando o rol que xoga cada un.</text:p>
                </text:list-item>
                <text:list-item>
                  <text:p text:style-name="P37"><text:span text:style-name="T6"><text:s/></text:span><text:span text:style-name="T2">Síntese: </text:span><text:span text:style-name="T1">Crear unha nova táboa cos atributos da relación e dúas veces os atributos que conforman a chave primaria da entidade tipo que relaciona.</text:span></text:p>
                </text:list-item>
              </text:list>
            </text:list-item>
            <text:list-item>
              <text:p text:style-name="P28">A chave da nova táboa estará formada polos atributos das chaves primarias da entidades tipo que relaciona xunto cos atributos chave da propia relación R.</text:p>
            </text:list-item>
            <text:list-item>
              <text:p text:style-name="P28">Exemplo de relacións/táboas</text:p>
            </text:list-item>
          </text:list>
        </text:list-item>
      </text:list>
      <text:p text:style-name="P16"/>
      <text:p text:style-name="P20"><draw:g text:anchor-type="paragraph" draw:z-index="1" draw:name="Objeto de grupo 1" draw:style-name="gr1"><draw:custom-shape draw:style-name="gr40" draw:text-style-name="P57" svg:width="3.932cm" svg:height="1.5cm" svg:x="5.805cm" svg:y="0.455cm"><text:p text:style-name="P56"><text:span text:style-name="T17">Equipo</text:span></text:p><draw:enhanced-geometry svg:viewBox="0 0 21600 21600" draw:type="rectangle" draw:enhanced-path="M 0 0 L 21600 0 21600 21600 0 21600 0 0 Z N"/></draw:custom-shape><draw:custom-shape draw:style-name="gr41" draw:text-style-name="P58" xml:id="id18" draw:id="id18" svg:width="3.985cm" svg:height="1.982cm" svg:x="5.752cm" svg:y="1.923cm"><text:p/><draw:enhanced-geometry svg:viewBox="0 0 21600 21600" draw:type="rectangle" draw:enhanced-path="M 0 0 L 21600 0 21600 21600 0 21600 0 0 Z N"/></draw:custom-shape><draw:frame draw:style-name="gr42" draw:text-style-name="P59" xml:id="id16" draw:id="id16" svg:width="3.5cm" svg:height="1.819cm" svg:x="5.752cm" svg:y="2.085cm"><draw:text-box><text:p text:style-name="P44"><text:span text:style-name="T18">Cod_Equipo</text:span></text:p><text:p text:style-name="P44"><text:span text:style-name="T17">Nome</text:span></text:p><text:p text:style-name="P44"><text:span text:style-name="T17">Presuposto</text:span></text:p></draw:text-box><draw:glue-point draw:id="4" svg:x="-3.095cm" svg:y="4.655cm"/><draw:glue-point draw:id="5" svg:x="3.095cm" svg:y="4.655cm"/></draw:frame><draw:custom-shape draw:style-name="gr43" draw:text-style-name="P61" xml:id="id17" draw:id="id17" svg:width="3.751cm" svg:height="2.25cm" svg:x="6.003cm" svg:y="5.355cm"><text:p text:style-name="P60"><text:span text:style-name="T19">Partido</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44" draw:text-style-name="P62" svg:x1="5.752cm" svg:y1="2.993cm" svg:x2="6.003cm" svg:y2="6.481cm" draw:start-shape="id16" draw:start-glue-point="3" draw:end-shape="id17" draw:end-glue-point="5" svg:d="M5752 2993h-499v3488h750" svg:viewBox="0 0 751 3489"><text:p/></draw:connector><draw:connector draw:style-name="gr44" draw:text-style-name="P62" svg:x1="9.737cm" svg:y1="2.912cm" svg:x2="9.753cm" svg:y2="6.481cm" draw:start-shape="id18" draw:start-glue-point="1" draw:end-shape="id17" draw:end-glue-point="7" svg:d="M9737 2912h518v3569h-502" svg:viewBox="0 0 520 3570"><text:p/></draw:connector><draw:custom-shape draw:style-name="gr45" draw:text-style-name="P61" xml:id="id19" draw:id="id19" svg:width="4cm" svg:height="1.001cm" svg:x="4.852cm" svg:y="8.604cm"><text:p text:style-name="P60"><text:span text:style-name="T19">Goles_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61" xml:id="id20" draw:id="id20" svg:width="4.001cm" svg:height="1.001cm" svg:x="9.502cm" svg:y="8.504cm"><text:p text:style-name="P60"><text:span text:style-name="T19">Goles_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7" draw:text-style-name="P58" draw:type="line" svg:x1="7.878cm" svg:y1="7.604cm" svg:x2="6.853cm" svg:y2="8.604cm" draw:start-shape="id17" draw:start-glue-point="6" draw:end-shape="id19" draw:end-glue-point="4" svg:d="M7878 7604l-1025 1000" svg:viewBox="0 0 1027 1002"><text:p/></draw:connector><draw:connector draw:style-name="gr47" draw:text-style-name="P58" draw:type="line" svg:x1="7.878cm" svg:y1="7.604cm" svg:x2="11.502cm" svg:y2="8.504cm" draw:start-shape="id17" draw:start-glue-point="6" draw:end-shape="id20" draw:end-glue-point="4" svg:d="M7878 7604l3624 900" svg:viewBox="0 0 3627 901"><text:p/></draw:connector><draw:frame draw:style-name="gr48" draw:text-style-name="P63" svg:width="1.001cm" svg:height="1.001cm" svg:x="4.752cm" svg:y="2.154cm"><draw:text-box><text:p text:style-name="P44"><text:span text:style-name="T20">N</text:span></text:p></draw:text-box></draw:frame><draw:frame draw:style-name="gr48" draw:text-style-name="P63" svg:width="1.001cm" svg:height="1.001cm" svg:x="9.753cm" svg:y="2.154cm"><draw:text-box><text:p text:style-name="P44"><text:span text:style-name="T20">N</text:span></text:p></draw:text-box></draw:frame><draw:frame draw:style-name="gr49" draw:text-style-name="P64" svg:width="16.251cm" svg:height="1.364cm" svg:x="2.002cm" svg:y="10.204cm"><draw:text-box><text:p text:style-name="P44"><text:span text:style-name="T21">Modelización dunha liga de fútbol correspondente a unha soa tempada</text:span></text:p></draw:text-box></draw:frame><draw:frame draw:style-name="gr50" draw:text-style-name="P65" svg:width="1.8cm" svg:height="0.75cm" svg:x="3.953cm" svg:y="4.955cm"><draw:text-box><text:p text:style-name="P44"><text:span text:style-name="T22">Local</text:span></text:p></draw:text-box></draw:frame><draw:frame draw:style-name="gr50" draw:text-style-name="P65" svg:width="2.001cm" svg:height="0.75cm" svg:x="10.502cm" svg:y="4.955cm"><draw:text-box><text:p text:style-name="P44"><text:span text:style-name="T22">Visitante</text:span></text:p></draw:text-box></draw:frame></draw:g></text:p>
      <text:p text:style-name="P20"/>
      <text:p text:style-name="P16"/>
      <text:p text:style-name="P16"/>
      <text:p text:style-name="P16"/>
      <text:p text:style-name="P16"/>
      <text:p text:style-name="P16"/>
      <text:p text:style-name="P16"/>
      <text:p text:style-name="P16"/>
      <text:p text:style-name="P16"/>
      <text:p text:style-name="P16"/>
      <text:p text:style-name="P16"/>
      <text:list text:style-name="WW8Num4">
        <text:list-item>
          <text:list>
            <text:list-item>
              <text:list>
                <text:list-item>
                  <text:p text:style-name="P38"><text:span text:style-name="T2">EQUIPOS (</text:span><text:span text:style-name="T4">Cod_Equipo</text:span><text:span text:style-name="T2">, Nome, Presuposto)</text:span></text:p>
                </text:list-item>
                <text:list-item>
                  <text:p text:style-name="P38"><text:span text:style-name="T3">PARTIDOS</text:span><text:span text:style-name="T2"> (</text:span><text:span text:style-name="T4">Cod_Equipo_L</text:span><text:span text:style-name="T2">, </text:span><text:span text:style-name="T4">Cod_Equipo_V,</text:span><text:span text:style-name="T2"> Goles_L, Goles_V)</text:span></text:p>
                </text:list-item>
                <text:list-item>
                  <text:p text:style-name="P32">Os equipos do Depor e do Celta enfrontaranse dúas veces, pero unha vez o Depor será o local e o Celta o visitante o noutra ocasión será ó revés: o Celta o local e o Depor o Visitante.</text:p>
                </text:list-item>
              </text:list>
            </text:list-item>
          </text:list>
        </text:list-item>
      </text:list>
      <text:p text:style-name="P9"><text:soft-page-break/></text:p>
      <text:p text:style-name="P9"/>
      <text:p text:style-name="P9"/>
      <text:list text:style-name="WW8Num5">
        <text:list-item>
          <text:p text:style-name="P25">ATRIBUTOS MULTIVALUADOS</text:p>
          <text:list>
            <text:list-item>
              <text:p text:style-name="P29">Por cada atributo multivaluado A asociado a un tipo de entidade E ou a unha Relación R, crear unha relación/táboa que inclúa:</text:p>
              <text:list>
                <text:list-item>
                  <text:p text:style-name="P33">O atributo A.</text:p>
                </text:list-item>
                <text:list-item>
                  <text:p text:style-name="P33">A chave primaria K da táboa asociada ó tipo de entidade E ou ó tipo de relación R.</text:p>
                </text:list-item>
              </text:list>
            </text:list-item>
            <text:list-item>
              <text:p text:style-name="P29">A chave primaria da nova táboa estará formada polos atributos A e K.</text:p>
            </text:list-item>
            <text:list-item>
              <text:p text:style-name="P29">Exemplo de relacións/táboas</text:p>
              <text:list>
                <text:list-item>
                  <text:p text:style-name="P39"><text:span text:style-name="T2">DEPT_UBICACIÓNS: (</text:span><text:span text:style-name="T4">N_Dept</text:span><text:span text:style-name="T2">, </text:span><text:span text:style-name="T4">Ubicación</text:span><text:span text:style-name="T2">)</text:span></text:p>
                </text:list-item>
              </text:list>
            </text:list-item>
            <text:list-item>
              <text:p text:style-name="P29">Observacións:</text:p>
              <text:list>
                <text:list-item>
                  <text:p text:style-name="P33">Esta táboa púidose modelar no modelo ER creando unha entidade DÉBIL chamada ubicaci<text:span text:style-name="T8">o</text:span>ns que dependese de DEPARTAMENTOS.</text:p>
                </text:list-item>
                <text:list-item>
                  <text:p text:style-name="P33">Dependendo do que se desexase modelar tamén se podería ter un tipo de entidade forte chamado ubicacións que se relacionase N:M con DEPARTAMENTOS, e 1:N con PROXECTOS, pero todo depende da definición do dominio de discurso.</text:p>
                </text:list-item>
                <text:list-item>
                  <text:p text:style-name="P33">Hai veces nas que coñecendo o número máximo de posibles valores que pode tomar un atributo multivaluado, pódese evitar a creación dunha nova relación (que cargaría o sistema realizando JOINS <text:s/>para recuperar os datos). Neste caso deberíanse crear tantos atributos simples na táboa principal como posibles valores poida tomar. Pero aínda así débese estudar o desperdicio de espazo.</text:p>
                </text:list-item>
                <text:list-item>
                  <text:p text:style-name="P33">Exemplo:</text:p>
                  <text:list>
                    <text:list-item>
                      <text:p text:style-name="P34"><text:soft-page-break/>Un departamento está como máximo en tres ubicacións, pois poderíase crear tres atributos en DEPARTAMENTO: ubicacion1, ubicacion2 e ubicación3.</text:p>
                    </text:list-item>
                    <text:list-item>
                      <text:p text:style-name="P34">Un departamento está como máximo en 20 ubicacións, pero o normal é que estea en 3. Neste caso se se crean 20 atributos, na maior parte dos departamentos vai ter 17 atributos baleiros. Habería que estudar o consumo de espazo que iso supón e analizar se sería mellor crear unha nova táboa.</text:p>
                    </text:list-item>
                  </text:list>
                </text:list-item>
              </text:list>
            </text:list-item>
          </text:list>
        </text:list-item>
      </text:list>
      <text:p text:style-name="P12"/>
      <text:list text:continue-numbering="true" text:style-name="WW8Num5">
        <text:list-item>
          <text:p text:style-name="P25">RELACIÓNS TIPO N-ARIAS (N &gt;= 3)</text:p>
          <text:list>
            <text:list-item>
              <text:p text:style-name="P29">Por cada tipo d relación n-aria R do modelo ER crear unha nova táboa/relación, que inclúa:</text:p>
              <text:list>
                <text:list-item>
                  <text:p text:style-name="P33">Crear unha nova táboa/relación cos atributos propios da relación tipo R.</text:p>
                </text:list-item>
                <text:list-item>
                  <text:p text:style-name="P33">Engadir os atributos da chave primaria asociados ás entidades tipo que participan na relación.</text:p>
                </text:list-item>
                <text:list-item>
                  <text:p text:style-name="P33">Síntese: Crear unha nova táboa cos atributos da relación e os que conforman as chaves primarias das entidades tipo que relaciona.</text:p>
                </text:list-item>
              </text:list>
            </text:list-item>
            <text:list-item>
              <text:p text:style-name="P29">A chave da nova táboa estará formada polos atributos das chaves primarias das entidades tipo que relaciona xunto cos atributos chave da propia relación R.</text:p>
              <text:p text:style-name="P29">Exemplo de relacións/táboas:</text:p>
            </text:list-item>
          </text:list>
        </text:list-item>
      </text:list>
      <text:p text:style-name="P7"><draw:g text:anchor-type="paragraph" draw:z-index="0" draw:name="Objeto de grupo 2" draw:style-name="gr1"><draw:custom-shape draw:style-name="gr51" draw:text-style-name="P67" svg:width="2.901cm" svg:height="0.999cm" svg:x="3.336cm" svg:y="0.455cm"><text:p text:style-name="P66"><text:span text:style-name="T23">Produto</text:span></text:p><draw:enhanced-geometry svg:viewBox="0 0 21600 21600" draw:type="rectangle" draw:enhanced-path="M 0 0 L 21600 0 21600 21600 0 21600 0 0 Z N"/></draw:custom-shape><draw:custom-shape draw:style-name="gr52" draw:text-style-name="P69" xml:id="id21" draw:id="id21" svg:width="2.901cm" svg:height="1.251cm" svg:x="3.336cm" svg:y="1.453cm"><text:p text:style-name="P68"><text:span text:style-name="T24">Cod_Produto</text:span></text:p><text:p text:style-name="P68"><text:span text:style-name="T23">Nome</text:span></text:p><text:p text:style-name="P68"><text:span text:style-name="T17"/></text:p><text:p text:style-name="P68"><text:span text:style-name="T17"/></text:p><draw:enhanced-geometry svg:viewBox="0 0 21600 21600" draw:type="rectangle" draw:enhanced-path="M 0 0 L 21600 0 21600 21600 0 21600 0 0 Z N"/></draw:custom-shape><draw:custom-shape draw:style-name="gr53" draw:text-style-name="P67" svg:width="3.051cm" svg:height="0.999cm" svg:x="13.436cm" svg:y="0.455cm"><text:p text:style-name="P66"><text:span text:style-name="T23">Proveedor</text:span></text:p><draw:enhanced-geometry svg:viewBox="0 0 21600 21600" draw:type="rectangle" draw:enhanced-path="M 0 0 L 21600 0 21600 21600 0 21600 0 0 Z N"/></draw:custom-shape><draw:custom-shape draw:style-name="gr54" draw:text-style-name="P71" xml:id="id23" draw:id="id23" svg:width="3.051cm" svg:height="1.251cm" svg:x="13.436cm" svg:y="1.453cm"><text:p text:style-name="P70"><text:span text:style-name="T24">Cif_Provedor</text:span></text:p><text:p text:style-name="P70"><text:span text:style-name="T23">Nome</text:span></text:p><draw:enhanced-geometry svg:viewBox="0 0 21600 21600" draw:type="rectangle" draw:enhanced-path="M 0 0 L 21600 0 21600 21600 0 21600 0 0 Z N"/></draw:custom-shape><draw:custom-shape draw:style-name="gr55" draw:text-style-name="P57" xml:id="id24" draw:id="id24" svg:width="3.5cm" svg:height="1.5cm" svg:x="8.236cm" svg:y="6.004cm"><text:p text:style-name="P56"><text:span text:style-name="T17">Equipo</text:span></text:p><draw:enhanced-geometry svg:viewBox="0 0 21600 21600" draw:type="rectangle" draw:enhanced-path="M 0 0 L 21600 0 21600 21600 0 21600 0 0 Z N"/></draw:custom-shape><draw:custom-shape draw:style-name="gr56" draw:text-style-name="P71" svg:width="3.5cm" svg:height="1.451cm" svg:x="8.236cm" svg:y="7.504cm"><text:p text:style-name="P70"><text:span text:style-name="T24">Cif_Cliente</text:span></text:p><text:p text:style-name="P70"><text:span text:style-name="T23">Nome</text:span></text:p><text:p text:style-name="P70"><text:span text:style-name="T23">Morosidade</text:span></text:p><draw:enhanced-geometry svg:viewBox="0 0 21600 21600" draw:type="rectangle" draw:enhanced-path="M 0 0 L 21600 0 21600 21600 0 21600 0 0 Z N"/></draw:custom-shape><draw:custom-shape draw:style-name="gr57" draw:text-style-name="P72" xml:id="id22" draw:id="id22" svg:width="4.811cm" svg:height="2.5cm" svg:x="7.485cm" svg:y="0.847cm"><text:p text:style-name="P66"><text:span text:style-name="T23">Suministro</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47" draw:text-style-name="P58" draw:type="line" svg:x1="6.236cm" svg:y1="2.078cm" svg:x2="7.485cm" svg:y2="2.097cm" draw:start-shape="id21" draw:start-glue-point="1" draw:end-shape="id22" draw:end-glue-point="5" svg:d="M6236 2078l1249 19" svg:viewBox="0 0 1251 21"><text:p/></draw:connector><draw:connector draw:style-name="gr47" draw:text-style-name="P58" draw:type="line" svg:x1="12.295cm" svg:y1="2.097cm" svg:x2="13.437cm" svg:y2="2.078cm" draw:start-shape="id22" draw:start-glue-point="7" draw:end-shape="id23" svg:d="M12295 2097l1142-19" svg:viewBox="0 0 1143 21"><text:p/></draw:connector><draw:connector draw:style-name="gr47" draw:text-style-name="P58" draw:type="line" svg:x1="9.891cm" svg:y1="3.346cm" svg:x2="9.986cm" svg:y2="6.004cm" draw:start-shape="id22" draw:start-glue-point="6" draw:end-shape="id24" svg:d="M9891 3346l95 2658" svg:viewBox="0 0 97 2660"><text:p/></draw:connector><draw:custom-shape draw:style-name="gr58" draw:text-style-name="P72" xml:id="id26" draw:id="id26" svg:width="4cm" svg:height="1.5cm" svg:x="3.486cm" svg:y="3.955cm"><text:p text:style-name="P66"><text:span text:style-name="T23">Cantida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74" xml:id="id25" draw:id="id25" svg:width="3.252cm" svg:height="1.5cm" svg:x="12.984cm" svg:y="3.955cm"><text:p text:style-name="P73"><text:span text:style-name="T24">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7" draw:text-style-name="P58" draw:type="line" svg:x1="9.891cm" svg:y1="3.346cm" svg:x2="14.611cm" svg:y2="3.955cm" draw:start-shape="id22" draw:start-glue-point="6" draw:end-shape="id25" draw:end-glue-point="4" svg:d="M9891 3346l4720 609" svg:viewBox="0 0 4722 610"><text:p/></draw:connector><draw:connector draw:style-name="gr47" draw:text-style-name="P58" draw:type="line" svg:x1="9.89cm" svg:y1="3.346cm" svg:x2="5.486cm" svg:y2="3.955cm" draw:start-shape="id22" draw:start-glue-point="6" draw:end-shape="id26" draw:end-glue-point="4" svg:d="M9890 3346l-4404 609" svg:viewBox="0 0 4406 610"><text:p/></draw:connector><draw:frame draw:style-name="gr48" draw:text-style-name="P59" svg:width="1.25cm" svg:height="1.001cm" svg:x="6.686cm" svg:y="1.404cm"><draw:text-box><text:p text:style-name="P44"><text:span text:style-name="T17">N</text:span></text:p></draw:text-box></draw:frame><draw:frame draw:style-name="gr48" draw:text-style-name="P59" svg:width="1.25cm" svg:height="1.001cm" svg:x="12.286cm" svg:y="1.355cm"><draw:text-box><text:p text:style-name="P44"><text:span text:style-name="T17">N</text:span></text:p></draw:text-box></draw:frame><draw:frame draw:style-name="gr48" draw:text-style-name="P59" svg:width="1.001cm" svg:height="1.001cm" svg:x="10.236cm" svg:y="5.105cm"><draw:text-box><text:p text:style-name="P44"><text:span text:style-name="T17">N</text:span></text:p></draw:text-box></draw:frame></draw:g></text:p>
      <text:p text:style-name="P21"/>
      <text:p text:style-name="P17"/>
      <text:p text:style-name="P17"/>
      <text:p text:style-name="P17"/>
      <text:p text:style-name="P17"/>
      <text:p text:style-name="P17"/>
      <text:p text:style-name="P21"><text:soft-page-break/></text:p>
      <text:p text:style-name="P21"/>
      <text:p text:style-name="P17"/>
      <text:p text:style-name="P17"/>
      <text:p text:style-name="P10"/>
      <text:list text:style-name="WW8Num6">
        <text:list-item>
          <text:list>
            <text:list-item>
              <text:list>
                <text:list-item>
                  <text:p text:style-name="P40"><text:span text:style-name="T2">SUBMINISTRO (</text:span><text:span text:style-name="T4">Cod_Produto</text:span><text:span text:style-name="T2">, </text:span><text:span text:style-name="T4">CIF_Provedor</text:span><text:span text:style-name="T2">, </text:span><text:span text:style-name="T4">CIF_Cliente</text:span><text:span text:style-name="T1">, </text:span><text:span text:style-name="T4">Data,</text:span><text:span text:style-name="T2"> Cantidade)</text:span></text:p>
                </text:list-item>
              </text:list>
            </text:list-item>
          </text:list>
        </text:list-item>
      </text:list>
      <text:p text:style-name="P11"/>
      <text:list text:continue-numbering="true" text:style-name="WW8Num6">
        <text:list-item>
          <text:p text:style-name="P35">Consideracións finais:</text:p>
          <text:list>
            <text:list-item>
              <text:p text:style-name="P30">Unha vez creadas tódalas relacións/táboas do modelo relacional deberíase estudar a súa normalización, comezando polo análise de dependencias, pasando polo recubrimento mínimo e rematando cando menos na 3FN.</text:p>
            </text:list-item>
            <text:list-item>
              <text:p text:style-name="P36">Se o modelo ER foi ben deseñado tódalas táboas resultantes deberían estar cando menos en 3F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ＭＳ 明朝'" style:font-family-generic="modern"/>
    <style:font-face style:name="Microsoft YaHei" svg:font-family="'Microsoft YaHei'" style:font-family-generic="system" style:font-pitch="variable"/>
    <style:font-face style:name="Monotype Sorts" svg:font-family="'Monotype Sorts', 'Times New Roman'" style:font-family-generic="roman"/>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style:writing-mode="lr-tb"/>
      <style:text-properties style:use-window-font-color="true" loext:opacity="0%" style:font-name="Arial2"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2"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423cm" style:contextual-spacing="false" fo:text-indent="-0.762cm" style:auto-text-indent="false" fo:keep-with-next="always"/>
      <style:text-properties fo:text-transform="uppercase" fo:color="#000080" loext:opacity="100%" fo:font-size="14pt" fo:text-shadow="1pt 1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212cm" style:contextual-spacing="false" fo:text-indent="-1.016cm" style:auto-text-indent="false" fo:keep-with-next="always"/>
      <style:text-properties fo:text-transform="uppercase" fo:color="#000080" loext:opacity="100%" fo:font-weight="bold" style:font-weight-asian="bold"/>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9pt" fo:font-style="italic" fo:font-weight="bold" style:font-size-asian="9pt" style:font-style-asian="italic" style:font-weight-asian="bold"/>
    </style:style>
    <style:style style:name="Encabezado1" style:family="paragraph" style:parent-style-name="Standard" style:next-style-name="Text_20_body">
      <style:paragraph-properties fo:margin-top="0.423cm" fo:margin-bottom="0.212cm" style:contextual-spacing="false" fo:keep-with-next="always"/>
      <style:text-properties style:font-name="Arial2"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text-transform="uppercase"/>
    </style:style>
    <style:style style:name="Contents_20_1" style:display-name="Contents 1" style:family="paragraph" style:parent-style-name="Standard" style:next-style-name="Standard" style:class="index">
      <style:text-properties fo:text-transform="uppercase" fo:font-size="13pt" fo:font-weight="bold" style:font-size-asian="13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1pt"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exto_20_comentario1" style:display-name="Texto comentario1" style:family="paragraph" style:parent-style-name="Standard">
      <style:text-properties fo:font-size="10pt" style:font-size-asian="10pt"/>
    </style:style>
    <style:style style:name="Asunto_20_do_20_comentario" style:display-name="Asunto do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ado_20_HTML" style:display-name="Preformatad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font-size-complex="12pt"/>
    </style:style>
    <style:style style:name="doclist" style:family="paragraph" style:parent-style-name="Standard">
      <style:paragraph-properties fo:margin-top="0.176cm" fo:margin-bottom="0.176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doctext" style:family="paragraph" style:parent-style-name="Standard">
      <style:paragraph-properties fo:margin-top="0.176cm" fo:margin-bottom="0.176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z-Parte_20_superior_20_do_20_formulario" style:display-name="z-Parte superior do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shadow="none"/>
      <style:text-properties fo:color="#000000" loext:opacity="100%" fo:font-size="8pt" style:font-size-asian="8pt" style:font-name-complex="Arial2" style:font-family-complex="Arial" style:font-family-generic-complex="swiss" style:font-pitch-complex="variable" style:font-size-complex="8pt" text:display="none"/>
    </style:style>
    <style:style style:name="z-Parte_20_inferior_20_do_20_formulario" style:display-name="z-Parte inferior do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shadow="none"/>
      <style:text-properties fo:color="#000000" loext:opacity="100%" fo:font-size="8pt" style:font-size-asian="8pt" style:font-name-complex="Arial2" style:font-family-complex="Arial" style:font-family-generic-complex="swiss" style:font-pitch-complex="variable" style:font-size-complex="8pt" text:display="none"/>
    </style:style>
    <style:style style:name="Texto_20_independiente_20_21" style:display-name="Texto independiente 21" style:family="paragraph" style:parent-style-name="Standard">
      <style:paragraph-properties fo:margin-top="0.423cm" fo:margin-bottom="0cm" style:contextual-spacing="false"/>
    </style:style>
    <style:style style:name="articulo1" style:family="paragraph" style:parent-style-name="Standard">
      <style:paragraph-properties fo:margin-top="0.176cm" fo:margin-bottom="0.176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ipo_20_de_20_letra_20_predefinido_20_do_20_parágrafo" style:display-name="Tipo de letra predefinido do parágrafo" style:family="text"/>
    <style:style style:name="Absatz-Standardschriftart" style:family="text"/>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2" style:family="text">
      <style:text-properties style:font-name="Monotype Sorts" fo:font-family="'Monotype Sorts', 'Times New Roman'" style:font-family-generic="roman" style:font-name-complex="Monotype Sorts" style:font-family-complex="'Monotype Sorts', 'Times New Roman'" style:font-family-generic-complex="roman"/>
    </style:style>
    <style:style style:name="WW8Num2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ímbolo_20_de_20_nota_20_al_20_pie" style:display-name="Símbolo de nota al pie" style:family="text">
      <style:text-properties style:text-position="super 58%"/>
    </style:style>
    <style:style style:name="smaller1" style:family="text">
      <style:text-properties style:font-name="Arial2" fo:font-family="Arial" style:font-family-generic="swiss" style:font-pitch="variable" fo:font-size="9pt" style:font-size-asian="9pt" style:font-name-complex="Arial2" style:font-family-complex="Arial" style:font-family-generic-complex="swiss" style:font-pitch-complex="variable"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Ref._20_de_20_comentario1" style:display-name="Ref. de comentario1"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toctoggle" style:family="text" style:parent-style-name="Fuente_20_de_20_párrafo_20_predeter.1"/>
    <style:style style:name="tocnumber" style:family="text" style:parent-style-name="Fuente_20_de_20_párrafo_20_predeter.1"/>
    <style:style style:name="toctext" style:family="text" style:parent-style-name="Fuente_20_de_20_párrafo_20_predeter.1"/>
    <style:style style:name="Visited_20_Internet_20_Link" style:display-name="Visited Internet Link" style:family="text">
      <style:text-properties fo:color="#800080" loext:opacity="100%" style:text-underline-style="solid" style:text-underline-width="auto" style:text-underline-color="font-color"/>
    </style:style>
    <style:style style:name="reference" style:family="text" style:parent-style-name="Fuente_20_de_20_párrafo_20_predeter.1"/>
    <style:style style:name="Máquina_20_de_20_escribir_20_HTML" style:display-name="Máquina de escribir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docemphstrong" style:family="text" style:parent-style-name="Fuente_20_de_20_párrafo_20_predeter.1"/>
    <style:style style:name="docemphasis" style:family="text" style:parent-style-name="Fuente_20_de_20_párrafo_20_predeter.1"/>
    <style:style style:name="destacats" style:family="text" style:parent-style-name="Fuente_20_de_20_párrafo_20_predeter.1"/>
    <style:style style:name="articulo3" style:family="text" style:parent-style-name="Fuente_20_de_20_párrafo_20_predeter.1"/>
    <style:style style:name="articulo11" style:family="text" style:parent-style-name="Fuente_20_de_20_párrafo_20_predeter.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loext:num-list-format="%1%.%2%.%3%.%4%.%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loext:num-list-format="%1%.%2%.%3%.%4%.%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cm" fo:margin-bottom="0.212cm" style:contextual-spacing="false"/>
      <style:text-properties style:font-name-asian="Arial2" style:font-size-complex="12pt"/>
    </style:style>
    <style:style style:name="MP2" style:family="paragraph" style:parent-style-name="Footer">
      <style:paragraph-properties fo:margin-top="0cm" fo:margin-bottom="0.212cm" style:contextual-spacing="false"/>
    </style:style>
    <style:page-layout style:name="Mpm1">
      <style:page-layout-properties fo:page-width="21.001cm" fo:page-height="29.7cm" style:num-format="1" style:print-orientation="portrait" fo:margin-top="3.44cm" fo:margin-bottom="0.25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258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706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17cm" fo:margin-left="0cm" fo:margin-right="0cm" fo:margin-bottom="2.071cm" style:dynamic-spacing="true"/>
      </style:header-style>
      <style:footer-style>
        <style:header-footer-properties fo:min-height="2.244cm" fo:margin-left="0cm" fo:margin-right="0cm" fo:margin-top="2.145cm"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master-page style:name="Convertir_20_1" style:display-name="Convertir 1" style:page-layout-name="Mpm2" draw:style-name="Mdp1">
      <style:header>
        <text:p text:style-name="MP1"><text:s/></text:p>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OYECTOS EN CURSO:</dc:title>
    <meta:initial-creator>Servizo Galego de Saude</meta:initial-creator>
    <meta:creation-date>2015-11-09T13:28:00</meta:creation-date>
    <dc:date>2024-10-14T13:10:04.181000000</dc:date>
    <meta:print-date>2007-02-08T11:05:00</meta:print-date>
    <meta:editing-cycles>30</meta:editing-cycles>
    <meta:editing-duration>PT3H37M51S</meta:editing-duration>
    <meta:generator>LibreOffice/24.2.4.2$Windows_X86_64 LibreOffice_project/51a6219feb6075d9a4c46691dcfe0cd9c4fff3c2</meta:generator>
    <meta:document-statistic meta:table-count="0" meta:image-count="0" meta:object-count="0" meta:page-count="10" meta:paragraph-count="98" meta:word-count="1465" meta:character-count="8583" meta:non-whitespace-character-count="7302"/>
  </office:meta>
</office:document-meta>
</file>